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6634in" fo:break-before="auto" style:use-optimal-row-height="true"/>
    </style:style>
    <style:style style:name="ro13" style:family="table-row">
      <style:table-row-properties style:row-height="5.150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2.0417in" fo:break-before="auto" style:use-optimal-row-height="true"/>
    </style:style>
    <style:style style:name="ro16" style:family="table-row">
      <style:table-row-properties style:row-height="6.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gnition Off</text:p>
            <text:p>1 – Ignition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ement Off</text:p>
            <text:p>1 – Movement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ata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Home On Stop</text:p>
            <text:p>1 – Home On Moving</text:p>
            <text:p>2 – Roaming On Stop</text:p>
            <text:p>3 – Roaming On Moving</text:p>
            <text:p>4 – Unknown On Stop</text:p>
            <text:p>5 – Unknown On Mov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GSM Sig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in range 1-5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string" calcext:value-type="string">
            <text:p>Sleep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 Sleep</text:p>
            <text:p>1 – GPS Sleep</text:p>
            <text:p>2 – Deep Sleep</text:p>
            <text:p>3 – Online Sleep</text:p>
            <text:p>4 - Ultra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GNSS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GNSS OFF</text:p>
            <text:p>1 – GNSS ON with fix</text:p>
            <text:p>2 - GNSS ON without fix</text:p>
            <text:p>3 - GNSS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GNSS P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GNSS H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External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GSM Cell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SM base stati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GSM Area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cation Area code (LAC), it depends on GSM operator. It provides unique number which assigned to a set of base GSM stations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Battery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string" calcext:value-type="string">
            <text:p>Active GSM Ope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rrently used GSM Operator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199" calcext:value-type="float">
            <text:p>199</text:p>
          </table:table-cell>
          <table:table-cell office:value-type="string" calcext:value-type="string">
            <text:p>Trip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Odometer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tal Odometer 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igital In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nalog Input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Digital Out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Fuel Used G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Fuel Rate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Average Fuel Us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xis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X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Axis 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Y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Axis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ICCI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M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D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t present 1 - pres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igital In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gital In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nalog Input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Digital Out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Dallas Temperatur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3" calcext:value-type="float">
            <text:p>73</text:p>
          </table:table-cell>
          <table:table-cell office:value-type="string" calcext:value-type="string">
            <text:p>Dallas Temperatur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Dallas Temperatur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5" calcext:value-type="float">
            <text:p>75</text:p>
          </table:table-cell>
          <table:table-cell office:value-type="string" calcext:value-type="string">
            <text:p>Dallas Temperatur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6" calcext:value-type="float">
            <text:p>76</text:p>
          </table:table-cell>
          <table:table-cell office:value-type="string" calcext:value-type="string">
            <text:p>Dallas Temperature ID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Dallas Temperature ID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string" calcext:value-type="string">
            <text:p>Dallas Temperature ID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Dallas Temperature ID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utt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F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FID ID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LLS 1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LS 1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LLS 2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LLS 2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LLS 3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LLS 3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LLS 4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LLS 4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LLS 5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LLS 5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o 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erage amount of events on som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capacity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string" calcext:value-type="string">
            <text:p>User 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C address of NMEA receiver device connected via Bluetoot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237" calcext:value-type="float">
            <text:p>237</text:p>
          </table:table-cell>
          <table:table-cell office:value-type="string" calcext:value-type="string">
            <text:p>Network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3G</text:p>
            <text:p>1 - GSM</text:p>
            <text:p>2 - 4G</text:p>
            <text:p>3 - LTE CAT M1</text:p>
            <text:p>4 - LTE CAT NB1</text:p>
            <text:p>99 - Unknown</text:p>
          </table:table-cell>
          <table:table-cell office:value-type="string" calcext:value-type="string">
            <text:p><text:a xlink:href="https://wiki.teltonika-gps.com/view/FM3001" xlink:type="simple">FM3001</text:a></text:p>
            <text:p><text:a xlink:href="https://wiki.teltonika-gps.com/view/FMU125" xlink:type="simple">FMU125</text:a></text:p>
            <text:p><text:a xlink:href="https://wiki.teltonika-gps.com/view/FMU126" xlink:type="simple">FMU126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uthorized 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f ID is shown in this I/O that means that attached iButton is in iButton List</text:p>
          </table:table-cell>
          <table:table-cell office:value-type="string" calcext:value-type="string">
            <text:p><text:a xlink:href="https://wiki.teltonika-gps.com/view/FMB110" xlink:type="simple">FMB110</text:a> <text:a xlink:href="https://wiki.teltonika-gps.com/view/FMB120" xlink:type="simple">FMB120</text:a> <text:a xlink:href="https://wiki.teltonika-gps.com/view/FMB122" xlink:type="simple">FMB122</text:a> <text:a xlink:href="https://wiki.teltonika-gps.com/view/FMB125" xlink:type="simple">FMB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lse Counter D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lse Counter Di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1">
          <table:table-cell office:value-type="float" office:value="263" calcext:value-type="float">
            <text:p>263</text:p>
          </table:table-cell>
          <table:table-cell office:value-type="string" calcext:value-type="string">
            <text:p>BT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BT is disabled</text:p>
            <text:p>1 - BT Enabled, not device connected 2 - Device connected, BTv3 Only 3 - Device connected, BLE only 4 - Device connected, BLE + B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Escort LLS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Escort LLS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Escort LLS Battery Voltag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scort LLS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Escort LLS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Escort LLS Battery Voltag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Escort LLS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Escort LLS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Escort LLS Battery Voltag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Escort LLS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Escort LLS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Escort LLS Battery Voltag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nstant 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 returns movement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UL202-02 Sensor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50" calcext:value-type="float">
            <text:p>-150</text:p>
          </table:table-cell>
          <table:table-cell office:value-type="float" office:value="32767" calcext:value-type="float">
            <text:p>327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UL202-02 Sensor 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UL202-02 Sensor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L202-02 sensor status codes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Digital out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Ground S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<text:a xlink:href="https://wiki.teltonika-gps.com/view/FMB130" xlink:type="simple">FMB130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  <text:p><text:a xlink:href="https://wiki.teltonika-gps.com/view/FMB140" xlink:type="simple">FMB14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387" calcext:value-type="float">
            <text:p>387</text:p>
          </table:table-cell>
          <table:table-cell office:value-type="string" calcext:value-type="string">
            <text:p>ISO6709 Coordina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SO6709 Coordinates</text:p>
            <text:p>Latitude, Longitude (in Degrees, Minutes and Seconds) and Altitude:</text:p>
            <text:p>IO value format: ±DDMMSS.SSSS±DDDMMSS.SSSS±AAA.AAA/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UMTS/LTE Cell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table:number-columns-repeated="2" office:value-type="string" calcext:value-type="string">
            <text:p>-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Driver Na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river name extracted from card, displayed without delimiters ($ signs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2">
          <table:table-cell office:value-type="float" office:value="404" calcext:value-type="float">
            <text:p>404</text:p>
          </table:table-cell>
          <table:table-cell office:value-type="string" calcext:value-type="string">
            <text:p>Driver card licens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B.1 license type - 1</text:p>
            <text:p>B.2 license type - 2</text:p>
            <text:p>B.3 license type - 3</text:p>
            <text:p>B.4 license type - 4</text:p>
            <text:p>T.1 license type - 5</text:p>
            <text:p>T.2 license type - 6</text:p>
            <text:p>T.3 license type - 7</text:p>
            <text:p>T.4 license type - 8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river 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6" calcext:value-type="float">
            <text:p>406</text:p>
          </table:table-cell>
          <table:table-cell office:value-type="string" calcext:value-type="string">
            <text:p>Driver Card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Driver Card Issue 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alue from card as it i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Driver Card Issue Y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river Status 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gistered - 0</text:p>
            <text:p>Deregistered - 1</text:p>
            <text:p>Swapping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155" calcext:value-type="float">
            <text:p>155</text:p>
          </table:table-cell>
          <table:table-cell office:value-type="string" calcext:value-type="string">
            <text:p>Geofence zone 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6" calcext:value-type="float">
            <text:p>156</text:p>
          </table:table-cell>
          <table:table-cell office:value-type="string" calcext:value-type="string">
            <text:p>Geofence zone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7" calcext:value-type="float">
            <text:p>157</text:p>
          </table:table-cell>
          <table:table-cell office:value-type="string" calcext:value-type="string">
            <text:p>Geofence zone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8" calcext:value-type="float">
            <text:p>158</text:p>
          </table:table-cell>
          <table:table-cell office:value-type="string" calcext:value-type="string">
            <text:p>Geofence zone 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9" calcext:value-type="float">
            <text:p>159</text:p>
          </table:table-cell>
          <table:table-cell office:value-type="string" calcext:value-type="string">
            <text:p>Geofence zone 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Geofence zone 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Geofence zone 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Geofence zone 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Geofence zone 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Geofence zone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Geofence zo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Geofence zo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Geofence zo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Geofence zo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Geofence zo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4" calcext:value-type="float">
            <text:p>94</text:p>
          </table:table-cell>
          <table:table-cell office:value-type="string" calcext:value-type="string">
            <text:p>Geofence zo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string" calcext:value-type="string">
            <text:p>Geofence zo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string" calcext:value-type="string">
            <text:p>Geofence zone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string" calcext:value-type="string">
            <text:p>Geofence zo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8" calcext:value-type="float">
            <text:p>98</text:p>
          </table:table-cell>
          <table:table-cell office:value-type="string" calcext:value-type="string">
            <text:p>Geofence zone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9" calcext:value-type="float">
            <text:p>99</text:p>
          </table:table-cell>
          <table:table-cell office:value-type="string" calcext:value-type="string">
            <text:p>Geofence zone 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3" calcext:value-type="float">
            <text:p>153</text:p>
          </table:table-cell>
          <table:table-cell office:value-type="string" calcext:value-type="string">
            <text:p>Geofence zone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4" calcext:value-type="float">
            <text:p>154</text:p>
          </table:table-cell>
          <table:table-cell office:value-type="string" calcext:value-type="string">
            <text:p>Geofence zone 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0" calcext:value-type="float">
            <text:p>190</text:p>
          </table:table-cell>
          <table:table-cell office:value-type="string" calcext:value-type="string">
            <text:p>Geofence zone 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1" calcext:value-type="float">
            <text:p>191</text:p>
          </table:table-cell>
          <table:table-cell office:value-type="string" calcext:value-type="string">
            <text:p>Geofence zone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2" calcext:value-type="float">
            <text:p>192</text:p>
          </table:table-cell>
          <table:table-cell office:value-type="string" calcext:value-type="string">
            <text:p>Geofence zone 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3" calcext:value-type="float">
            <text:p>193</text:p>
          </table:table-cell>
          <table:table-cell office:value-type="string" calcext:value-type="string">
            <text:p>Geofence zone 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4" calcext:value-type="float">
            <text:p>194</text:p>
          </table:table-cell>
          <table:table-cell office:value-type="string" calcext:value-type="string">
            <text:p>Geofence zone 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5" calcext:value-type="float">
            <text:p>195</text:p>
          </table:table-cell>
          <table:table-cell office:value-type="string" calcext:value-type="string">
            <text:p>Geofence zone 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6" calcext:value-type="float">
            <text:p>196</text:p>
          </table:table-cell>
          <table:table-cell office:value-type="string" calcext:value-type="string">
            <text:p>Geofence zone 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7" calcext:value-type="float">
            <text:p>197</text:p>
          </table:table-cell>
          <table:table-cell office:value-type="string" calcext:value-type="string">
            <text:p>Geofence zone 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8" calcext:value-type="float">
            <text:p>198</text:p>
          </table:table-cell>
          <table:table-cell office:value-type="string" calcext:value-type="string">
            <text:p>Geofence zone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8" calcext:value-type="float">
            <text:p>208</text:p>
          </table:table-cell>
          <table:table-cell office:value-type="string" calcext:value-type="string">
            <text:p>Geofence zone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9" calcext:value-type="float">
            <text:p>209</text:p>
          </table:table-cell>
          <table:table-cell office:value-type="string" calcext:value-type="string">
            <text:p>Geofence zone 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6" calcext:value-type="float">
            <text:p>216</text:p>
          </table:table-cell>
          <table:table-cell office:value-type="string" calcext:value-type="string">
            <text:p>Geofence zone 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7" calcext:value-type="float">
            <text:p>217</text:p>
          </table:table-cell>
          <table:table-cell office:value-type="string" calcext:value-type="string">
            <text:p>Geofence zone 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8" calcext:value-type="float">
            <text:p>218</text:p>
          </table:table-cell>
          <table:table-cell office:value-type="string" calcext:value-type="string">
            <text:p>Geofence zone 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9" calcext:value-type="float">
            <text:p>219</text:p>
          </table:table-cell>
          <table:table-cell office:value-type="string" calcext:value-type="string">
            <text:p>Geofence zone 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0" calcext:value-type="float">
            <text:p>220</text:p>
          </table:table-cell>
          <table:table-cell office:value-type="string" calcext:value-type="string">
            <text:p>Geofence zone 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1" calcext:value-type="float">
            <text:p>221</text:p>
          </table:table-cell>
          <table:table-cell office:value-type="string" calcext:value-type="string">
            <text:p>Geofence zone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2" calcext:value-type="float">
            <text:p>222</text:p>
          </table:table-cell>
          <table:table-cell office:value-type="string" calcext:value-type="string">
            <text:p>Geofence zone 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3" calcext:value-type="float">
            <text:p>223</text:p>
          </table:table-cell>
          <table:table-cell office:value-type="string" calcext:value-type="string">
            <text:p>Geofence zone 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4" calcext:value-type="float">
            <text:p>224</text:p>
          </table:table-cell>
          <table:table-cell office:value-type="string" calcext:value-type="string">
            <text:p>Geofence zone 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5" calcext:value-type="float">
            <text:p>225</text:p>
          </table:table-cell>
          <table:table-cell office:value-type="string" calcext:value-type="string">
            <text:p>Geofence zone 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6" calcext:value-type="float">
            <text:p>226</text:p>
          </table:table-cell>
          <table:table-cell office:value-type="string" calcext:value-type="string">
            <text:p>Geofence zone 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7" calcext:value-type="float">
            <text:p>227</text:p>
          </table:table-cell>
          <table:table-cell office:value-type="string" calcext:value-type="string">
            <text:p>Geofence zone 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8" calcext:value-type="float">
            <text:p>228</text:p>
          </table:table-cell>
          <table:table-cell office:value-type="string" calcext:value-type="string">
            <text:p>Geofence zone 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9" calcext:value-type="float">
            <text:p>229</text:p>
          </table:table-cell>
          <table:table-cell office:value-type="string" calcext:value-type="string">
            <text:p>Geofence zone 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0" calcext:value-type="float">
            <text:p>230</text:p>
          </table:table-cell>
          <table:table-cell office:value-type="string" calcext:value-type="string">
            <text:p>Geofence zone 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1" calcext:value-type="float">
            <text:p>231</text:p>
          </table:table-cell>
          <table:table-cell office:value-type="string" calcext:value-type="string">
            <text:p>Geofence zone 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uto Geo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8">
          <table:table-cell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rip stop</text:p>
            <text:p>1 – trip start</text:p>
            <text:p>From 01.00.24 fw version available with BT app new values:</text:p>
            <text:p>2 – Business Status</text:p>
            <text:p>3 – Private Status</text:p>
            <text:p>4-9 – Custom Status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Over Sp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t over speeding start km/h, at over speeding end km/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Blood alcohol con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cohol content in blood in perlims and mode. First 14 bits from MSB are perlims multiplied by 1000 and last to bits are 0 - Passive test, 1 Active test, 2 and 3 are reserved.</text:p>
          </table:table-cell>
          <table:table-cell office:value-type="string" calcext:value-type="string">
            <text:p><text:a xlink:href="https://wiki.teltonika-gps.com/view/FMB125" xlink:type="simple">FMB125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Id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ing</text:p>
            <text:p>1 – idl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53" calcext:value-type="float">
            <text:p>253</text:p>
          </table:table-cell>
          <table:table-cell office:value-type="string" calcext:value-type="string">
            <text:p>Green driving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harsh acceleration</text:p>
            <text:p>2 – harsh braking</text:p>
            <text:p>3 – harsh corner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To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steady</text:p>
            <text:p>1 – tow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n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battery present</text:p>
            <text:p>1 – battery unplugg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3">
          <table:table-cell office:value-type="float" office:value="247" calcext:value-type="float">
            <text:p>247</text:p>
          </table:table-cell>
          <table:table-cell office:value-type="string" calcext:value-type="string">
            <text:p>Crash 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real crash detected (device is calibrated)</text:p>
            <text:p>2 – limited crash trace (device not calibrated)</text:p>
            <text:p>3 - limited crash trace (device is calibrated)</text:p>
            <text:p>4 - full crash trace (device not calibrated)</text:p>
            <text:p>5 - full crash trace (device is calibrated)</text:p>
            <text:p>6 - real crash detected (device not calibrated)</text:p>
            <text:p>7 - fake crash detected (device calibrated, pothole)</text:p>
            <text:p>8 - fake crash detected (device calibrated, speed check)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4">
          <table:table-cell office:value-type="float" office:value="248" calcext:value-type="float">
            <text:p>248</text:p>
          </table:table-cell>
          <table:table-cell office:value-type="string" calcext:value-type="string">
            <text:p>Immobi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Button not connected</text:p>
            <text:p>1 – iButton connected (Immobilizer)</text:p>
            <text:p>2 – iButton connected (Authorized Driving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2">
          <table:table-cell office:value-type="float" office:value="254" calcext:value-type="float">
            <text:p>254</text:p>
          </table:table-cell>
          <table:table-cell office:value-type="string" calcext:value-type="string">
            <text:p>Green Driving 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c and braking: 0.01</text:p>
          </table:table-cell>
          <table:table-cell office:value-type="string" calcext:value-type="string">
            <text:p>G or rad</text:p>
          </table:table-cell>
          <table:table-cell office:value-type="string" calcext:value-type="string">
            <text:p>Depending on green driving type: if harsh acceleration or braking – g*100 (value 123 -&gt; 1.23g). If Green driving source is „GPS“ – harsh cornering value is rad/s*100. If source is „Accelerometer“ – g*100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jamming stop</text:p>
            <text:p>1 – jamm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ICCI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L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n driving even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vent that did generate Green driv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Reserved</text:p>
            <text:p>1 – Alarm event occured</text:p>
          </table:table-cell>
          <table:table-cell table:style-name="ce2"/>
          <table:table-cell office:value-type="string" calcext:value-type="string">
            <text:p>Eventual I/O elements</text:p>
          </table:table-cell>
        </table:table-row>
        <table:table-row table:style-name="ro15">
          <table:table-cell office:value-type="float" office:value="258" calcext:value-type="float">
            <text:p>258</text:p>
          </table:table-cell>
          <table:table-cell office:value-type="string" calcext:value-type="string">
            <text:p>EcoMaxim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maximum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EcoAver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average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co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co driving event in milisecond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Driving 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- Ignition ON</text:p>
            <text:p>2 - Driving</text:p>
            <text:p>3 -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84" calcext:value-type="float">
            <text:p>284</text:p>
          </table:table-cell>
          <table:table-cell office:value-type="string" calcext:value-type="string">
            <text:p>Driving Rec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Records between Ignition ON and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391" calcext:value-type="float">
            <text:p>391</text:p>
          </table:table-cell>
          <table:table-cell office:value-type="string" calcext:value-type="string">
            <text:p>Private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ivate mode state</text:p>
            <text:p>0 - Private mode off 1 - Private mode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Crash event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s trace with specific eventual crash recor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Ignition On Co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 - Disable</text:p>
            <text:p>1 - Enab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umber of D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DT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culated engin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Coolant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coolant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hort Fuel T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hort term fuel trim 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Fue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Fue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ake 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take manifold absolute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iming 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Timing adv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Intake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Intake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M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/sec</text:p>
          </table:table-cell>
          <table:table-cell office:value-type="string" calcext:value-type="string">
            <text:p>MAF air flow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Throttl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Runtime since engine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time since engine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Distance Traveled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ormattin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Relativ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178" calcext:value-type="float">
            <text:p>517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Relativ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Direct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Direct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Commanded E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mmanded EG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EGR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GR err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Distance Since Codes 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traveled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Barometic Pres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Barometic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Control Module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rol module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Absolute Load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olut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Ambient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mbient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Time Run With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run with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Time Since Codes Cle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Absolut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bsolut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Hybrid battery pack 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ybrid battery pack remaining lif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Engine Oil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oil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Fuel injection ti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21000" calcext:value-type="float">
            <text:p>-21000</text:p>
          </table:table-cell>
          <table:table-cell office:value-type="float" office:value="30200" calcext:value-type="float">
            <text:p>302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Fuel injection tim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ault Code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ult Codes (values separated via ","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Engine fuel rate, l/100k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OBD OEM 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Total mileage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OBD OEM Fuel 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level in litres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ccelerator Peda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uel Consu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Value in rounds per minu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6">
          <table:table-cell office:value-type="float" office:value="90" calcext:value-type="float">
            <text:p>90</text:p>
          </table:table-cell>
          <table:table-cell office:value-type="string" calcext:value-type="string">
            <text:p>Door 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or status value: Min – 0, Max – 16128</text:p>
            <text:p>Door status is represented as bitmask converted to decimal value. Possible values:</text:p>
            <text:p>0 – all doors closed</text:p>
            <text:p>0x100 (256) – front left door is opened</text:p>
            <text:p>0x200 (512) – front right door is opened</text:p>
            <text:p>0x400 (1024) – rear left door is opened</text:p>
            <text:p>0x800 (2048) – rear right door is opened</text:p>
            <text:p>0x1000 (4096) – hood is opened</text:p>
            <text:p>0x2000 (8192) – trunk is opened</text:p>
            <text:p>0x3F00 (16128) – all doors are opened</text:p>
            <text:p>or combinations of valu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gram 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: Min – 0, Max – 99999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dule ID 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8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odule ID 1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17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Engine Work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Engine Worktim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otal 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al Mileag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 Vehicle Mile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el Consumed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tal Fuel Consum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/h</text:p>
          </table:table-cell>
          <table:table-cell office:value-type="string" calcext:value-type="string">
            <text:p>Fuel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AdBlue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dB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AdBlue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dBlue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ngine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gine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Axle 1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1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xle 2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2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xle 3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3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Axle 4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4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Axle 5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5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Control State Fl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24" calcext:value-type="float">
            <text:p>124</text:p>
          </table:table-cell>
          <table:table-cell office:value-type="string" calcext:value-type="string">
            <text:p>Agricultural Machinery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machinery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Harvesting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rvesting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Area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of harvest in square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LVC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/h</text:p>
          </table:table-cell>
          <table:table-cell office:value-type="string" calcext:value-type="string">
            <text:p>Mowing efficienc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Grain Mow Volu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ow volu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Grain Mois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Grain mois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Harvesting Drum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arvesting drum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1" calcext:value-type="float">
            <text:p>131</text:p>
          </table:table-cell>
          <table:table-cell office:value-type="string" calcext:value-type="string">
            <text:p>Gap Under Harvestin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Gap under harvesting dr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2" calcext:value-type="float">
            <text:p>132</text:p>
          </table:table-cell>
          <table:table-cell office:value-type="string" calcext:value-type="string">
            <text:p>Security State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33" calcext:value-type="float">
            <text:p>133</text:p>
          </table:table-cell>
          <table:table-cell office:value-type="string" calcext:value-type="string">
            <text:p>Tacho Total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cho Total Vehicl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Trip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acho Vehicle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Tacho 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Tacho Driver Card 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cho Driver Card Prese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Driver 1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Driver 2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river 1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river 2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river 1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river 2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Driver 1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Driver 1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Driver 2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Driver 2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Battery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52" calcext:value-type="float">
            <text:p>152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60" calcext:value-type="float">
            <text:p>160</text:p>
          </table:table-cell>
          <table:table-cell office:value-type="string" calcext:value-type="string">
            <text:p>DTC Faults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Slope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3276" calcext:value-type="float">
            <text:p>-3276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Slope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Rotation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Rotation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Eject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ect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Height Arm Above Gro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ight Arm Above Grou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Drill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rill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Spread S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/m2</text:p>
          </table:table-cell>
          <table:table-cell office:value-type="string" calcext:value-type="string">
            <text:p>Amount Of Spread Salt Square Met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9" calcext:value-type="float">
            <text:p>169</text:p>
          </table:table-cell>
          <table:table-cell office:value-type="string" calcext:value-type="string">
            <text:p>Spread Fin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Fin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Coars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Coars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Spread DiM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DiMix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read Coarse Grained Calc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oarse Grained Calci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read Calc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alc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pread Sod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Sod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pread Magnes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Magnes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Amount Of Spread Gra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Gra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Amount Of Spread 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Sa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Width Pouring 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Lef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Width Pouring 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R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5" calcext:value-type="float">
            <text:p>185</text:p>
          </table:table-cell>
          <table:table-cell office:value-type="string" calcext:value-type="string">
            <text:p>Salt Spreader Working Hou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t Spreader Working Hou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6" calcext:value-type="float">
            <text:p>186</text:p>
          </table:table-cell>
          <table:table-cell office:value-type="string" calcext:value-type="string">
            <text:p>Distance During Sal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During Salt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Load We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oad We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etarder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tarded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Cruise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uise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232" calcext:value-type="float">
            <text:p>232</text:p>
          </table:table-cell>
          <table:table-cell office:value-type="string" calcext:value-type="string">
            <text:p>CNG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NG statu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3" calcext:value-type="float">
            <text:p>233</text:p>
          </table:table-cell>
          <table:table-cell office:value-type="string" calcext:value-type="string">
            <text:p>C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4" calcext:value-type="float">
            <text:p>234</text:p>
          </table:table-cell>
          <table:table-cell office:value-type="string" calcext:value-type="string">
            <text:p>CNG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5" calcext:value-type="float">
            <text:p>235</text:p>
          </table:table-cell>
          <table:table-cell office:value-type="string" calcext:value-type="string">
            <text:p>Engine Oi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i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304" calcext:value-type="float">
            <text:p>304</text:p>
          </table:table-cell>
          <table:table-cell office:value-type="string" calcext:value-type="string">
            <text:p>Vehicle Range on Batt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Batter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ehicle Range On Additional F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Additional Fu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CANCONTROL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DTC Faults cod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-CAN200 + DTC</text:p>
          </table:table-cell>
        </table:table-row>
        <table:table-row table:style-name="ro9">
          <table:table-cell office:value-type="float" office:value="517" calcext:value-type="float">
            <text:p>517</text:p>
          </table:table-cell>
          <table:table-cell office:value-type="string" calcext:value-type="string">
            <text:p>Secur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8" calcext:value-type="float">
            <text:p>518</text:p>
          </table:table-cell>
          <table:table-cell office:value-type="string" calcext:value-type="string">
            <text:p>Contro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Indicator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dicator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5">
          <table:table-cell office:value-type="float" office:value="520" calcext:value-type="float">
            <text:p>520</text:p>
          </table:table-cell>
          <table:table-cell office:value-type="string" calcext:value-type="string">
            <text:p>Agricultura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1" calcext:value-type="float">
            <text:p>521</text:p>
          </table:table-cell>
          <table:table-cell office:value-type="string" calcext:value-type="string">
            <text:p>Util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til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2" calcext:value-type="float">
            <text:p>522</text:p>
          </table:table-cell>
          <table:table-cell office:value-type="string" calcext:value-type="string">
            <text:p>Cistern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istern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855" calcext:value-type="float">
            <text:p>855</text:p>
          </table:table-cell>
          <table:table-cell office:value-type="string" calcext:value-type="string">
            <text:p>Total L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in kilogram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6" calcext:value-type="float">
            <text:p>856</text:p>
          </table:table-cell>
          <table:table-cell office:value-type="string" calcext:value-type="string">
            <text:p>Total LNG Used Coun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counted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7" calcext:value-type="float">
            <text:p>857</text:p>
          </table:table-cell>
          <table:table-cell office:value-type="string" calcext:value-type="string">
            <text:p>LNG Level P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NG level in pro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8" calcext:value-type="float">
            <text:p>858</text:p>
          </table:table-cell>
          <table:table-cell office:value-type="string" calcext:value-type="string">
            <text:p>LNG Level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NG level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BLE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BLE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BLE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BLE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BLE Battery #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BLE Battery 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LE Battery #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BLE Battery #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BLE Humid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BLE Humid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BLE Humid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BLE Humid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BLE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BLE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BLE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BLE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6" calcext:value-type="float">
            <text:p>306</text:p>
          </table:table-cell>
          <table:table-cell office:value-type="string" calcext:value-type="string">
            <text:p>BLE Fuel Frequency #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7" calcext:value-type="float">
            <text:p>307</text:p>
          </table:table-cell>
          <table:table-cell office:value-type="string" calcext:value-type="string">
            <text:p>BLE Fuel Frequency #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8" calcext:value-type="float">
            <text:p>308</text:p>
          </table:table-cell>
          <table:table-cell office:value-type="string" calcext:value-type="string">
            <text:p>BLE Fuel Frequency #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9" calcext:value-type="float">
            <text:p>309</text:p>
          </table:table-cell>
          <table:table-cell office:value-type="string" calcext:value-type="string">
            <text:p>BLE Fuel Frequency #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5" calcext:value-type="float">
            <text:p>335</text:p>
          </table:table-cell>
          <table:table-cell office:value-type="string" calcext:value-type="string">
            <text:p>BLE Luminos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6" calcext:value-type="float">
            <text:p>336</text:p>
          </table:table-cell>
          <table:table-cell office:value-type="string" calcext:value-type="string">
            <text:p>BLE Luminos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7" calcext:value-type="float">
            <text:p>337</text:p>
          </table:table-cell>
          <table:table-cell office:value-type="string" calcext:value-type="string">
            <text:p>BLE Luminos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8" calcext:value-type="float">
            <text:p>338</text:p>
          </table:table-cell>
          <table:table-cell office:value-type="string" calcext:value-type="string">
            <text:p>BLE Luminos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1" calcext:value-type="float">
            <text:p>331</text:p>
          </table:table-cell>
          <table:table-cell office:value-type="string" calcext:value-type="string">
            <text:p>BLE 1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3" calcext:value-type="float">
            <text:p>463</text:p>
          </table:table-cell>
          <table:table-cell office:value-type="string" calcext:value-type="string">
            <text:p>BLE 1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4" calcext:value-type="float">
            <text:p>464</text:p>
          </table:table-cell>
          <table:table-cell office:value-type="string" calcext:value-type="string">
            <text:p>BLE 1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5" calcext:value-type="float">
            <text:p>465</text:p>
          </table:table-cell>
          <table:table-cell office:value-type="string" calcext:value-type="string">
            <text:p>BLE 1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6" calcext:value-type="float">
            <text:p>466</text:p>
          </table:table-cell>
          <table:table-cell office:value-type="string" calcext:value-type="string">
            <text:p>BLE 1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2" calcext:value-type="float">
            <text:p>332</text:p>
          </table:table-cell>
          <table:table-cell office:value-type="string" calcext:value-type="string">
            <text:p>BLE 2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BLE 2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8" calcext:value-type="float">
            <text:p>468</text:p>
          </table:table-cell>
          <table:table-cell office:value-type="string" calcext:value-type="string">
            <text:p>BLE 2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9" calcext:value-type="float">
            <text:p>469</text:p>
          </table:table-cell>
          <table:table-cell office:value-type="string" calcext:value-type="string">
            <text:p>BLE 2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0" calcext:value-type="float">
            <text:p>470</text:p>
          </table:table-cell>
          <table:table-cell office:value-type="string" calcext:value-type="string">
            <text:p>BLE 2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3" calcext:value-type="float">
            <text:p>333</text:p>
          </table:table-cell>
          <table:table-cell office:value-type="string" calcext:value-type="string">
            <text:p>BLE 3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1" calcext:value-type="float">
            <text:p>471</text:p>
          </table:table-cell>
          <table:table-cell office:value-type="string" calcext:value-type="string">
            <text:p>BLE 3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2" calcext:value-type="float">
            <text:p>472</text:p>
          </table:table-cell>
          <table:table-cell office:value-type="string" calcext:value-type="string">
            <text:p>BLE 3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3" calcext:value-type="float">
            <text:p>473</text:p>
          </table:table-cell>
          <table:table-cell office:value-type="string" calcext:value-type="string">
            <text:p>BLE 3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BLE 3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4" calcext:value-type="float">
            <text:p>334</text:p>
          </table:table-cell>
          <table:table-cell office:value-type="string" calcext:value-type="string">
            <text:p>BLE 4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5" calcext:value-type="float">
            <text:p>475</text:p>
          </table:table-cell>
          <table:table-cell office:value-type="string" calcext:value-type="string">
            <text:p>BLE 4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6" calcext:value-type="float">
            <text:p>476</text:p>
          </table:table-cell>
          <table:table-cell office:value-type="string" calcext:value-type="string">
            <text:p>BLE 4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7" calcext:value-type="float">
            <text:p>477</text:p>
          </table:table-cell>
          <table:table-cell office:value-type="string" calcext:value-type="string">
            <text:p>BLE 4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8" calcext:value-type="float">
            <text:p>478</text:p>
          </table:table-cell>
          <table:table-cell office:value-type="string" calcext:value-type="string">
            <text:p>BLE 4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3:27:39.003277382</meta:creation-date>
    <dc:date>2021-10-18T13:29:47.765027792</dc:date>
    <meta:editing-duration>PT2M9S</meta:editing-duration>
    <meta:editing-cycles>1</meta:editing-cycles>
    <meta:document-statistic meta:table-count="1" meta:cell-count="3723" meta:object-count="0"/>
    <meta:generator>LibreOffice/6.4.7.2$Linux_X86_64 LibreOffice_project/40$Build-2</meta:generator>
  </office:meta>
</office:document-meta>
</file>